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38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Text_20_body">
      <style:text-properties style:font-name="Arial" style:font-name-asian="Arial" style:font-name-complex="Arial"/>
    </style:style>
    <style:style style:name="P16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text-properties style:font-name="Arial" fo:font-size="14pt" style:font-name-asian="Arial" style:font-name-complex="Arial"/>
    </style:style>
    <style:style style:name="P22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2607576" text:id="ct3026075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58329772495340066" text:style-name="L1">
        <text:list-item>
          <text:p text:style-name="P26"/>
        </text:list-item>
      </text:list>
      <text:p text:style-name="P7">[XXX] 20200323_154119</text:p>
      <text:p text:style-name="P15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4">2:19</text:p>
            <text:p text:style-name="P14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4">2:20</text:p>
            <text:p text:style-name="P14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4">2:21</text:p>
            <text:p text:style-name="P14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4">2:22</text:p>
            <text:p text:style-name="P14">וּרְשָׁעִים, מֵאֶרֶץ יִכָּרֵתוּ; <text:s text:c="3"/>וּבוֹגְדִים,</text:p>
            <text:p text:style-name="P14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4">3:1</text:p>
            <text:p text:style-name="P14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8">/] 20200425_11212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8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2</text:p>
            <text:p text:style-name="P14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4">3:3</text:p>
            <text:p text:style-name="P14">חֶסֶד וֶאֱמֶת, <text:s text:c="3"/>אַל-יַעַזְבֻךָ:</text:p>
            <text:p text:style-name="P14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4">3:4</text:p>
            <text:p text:style-name="P14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4">3:5</text:p>
            <text:p text:style-name="P14">בְּטַח אֶל-יְהוָה, בְּכָל-לִבֶּךָ; <text:s/></text:p>
            <text:p text:style-name="P14"><text:s/>וְאֶל-בִּינָתְךָ, </text:p>
            <text:p text:style-name="P14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4">3:6</text:p>
            <text:p text:style-name="P14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8">/] 20200426_09042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8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7</text:p>
            <text:p text:style-name="P14">אַל-תְּהִי חָכָם</text:p>
            <text:p text:style-name="P14"><text:s/>בְּעֵינֶיךָ; <text:s text:c="3"/>יְרָא </text:p>
            <text:p text:style-name="P14">אֶת-יְהוָה, וְסוּר</text:p>
            <text:p text:style-name="P14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4">3:8</text:p>
            <text:p text:style-name="P14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4">3:9</text:p>
            <text:p text:style-name="P14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4">3:10</text:p>
            <text:p text:style-name="P14"><text:s/>וְיִמָּלְאוּ אֲסָמֶיךָ</text:p>
            <text:p text:style-name="P14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27"/>
            <text:p text:style-name="P27"><text:soft-page-break/>winevats + thy / to breach</text:p>
          </table:table-cell>
        </table:table-row>
        <table:table-row>
          <table:table-cell table:style-name="表29.A2" office:value-type="string">
            <text:p text:style-name="P14">3:11</text:p>
            <text:p text:style-name="P14">מוּסַר יְהוָה, בְּנִי</text:p>
            <text:p text:style-name="P14"><text:s/>אַל-תִּמְאָס; <text:s text:c="3"/>וְאַל-תָּקֹץ,</text:p>
            <text:p text:style-name="P14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4">3:12</text:p>
            <text:p text:style-name="P14">כִּי אֶת אֲשֶׁר יֶאֱהַב יְהוָה <text:s text:c="3"/>יוֹכִיחַ;</text:p>
            <text:p text:style-name="P14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4">3:13</text:p>
            <text:p text:style-name="P14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4">3:14</text:p>
            <text:p text:style-name="P14">כִּי טוֹב סַחְרָהּ,</text:p>
            <text:p text:style-name="P14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8">/] 20200427_083525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8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3:15</text:p>
            <text:p text:style-name="P14">יְקָרָה הִיא, מפניים (מִפְּנִינִים); <text:s text:c="3"/>וְכָל-חֲפָצֶיךָ, </text:p>
            <text:p text:style-name="P14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4">3:16</text:p>
            <text:p text:style-name="P14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4">3:17</text:p>
            <text:p text:style-name="P14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4">3:18</text:p>
            <text:p text:style-name="P14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4">3:19</text:p>
            <text:p text:style-name="P14"><text:s/>יְהוָה--בְּחָכְמָה יָסַד-אָרֶץ; <text:s/></text:p>
            <text:p text:style-name="P14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8">/] 20200428_140419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18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20</text:p>
            <text:p text:style-name="P14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21</text:p>
            <text:p text:style-name="P14">בְּנִי, אַל-יָלֻזוּ מֵעֵינֶיךָ; <text:s text:c="3"/>נְצֹר תֻּשִׁיָּה, וּמְזִמָּה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22</text:p>
            <text:p text:style-name="P14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23</text:p>
            <text:p text:style-name="P14">כג <text:s/>אָז תֵּלֵךְ לָבֶטַח דַּרְכֶּךָ; <text:s text:c="3"/>וְרַגְלְךָ, לֹא תִגּוֹף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24</text:p>
            <text:p text:style-name="P14">כד <text:s/>אִם-תִּשְׁכַּב לֹא-תִפְחָד; <text:s text:c="3"/>וְשָׁכַבְתָּ, וְעָרְבָה שְׁנָתֶך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3:25</text:p>
            <text:p text:style-name="P14"><text:soft-page-break/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</table:table-cell>
        </table:table-row>
        <table:table-row table:style-name="表29.38">
          <table:table-cell table:style-name="表29.A2" office:value-type="string">
            <text:p text:style-name="P18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8">[XXX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4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 </text:p>
      <text:p text:style-name="P15"/>
      <text:p text:style-name="P17"/>
      <text:p text:style-name="P16"/>
      <text:p text:style-name="P7">------------------------------------------------------------</text:p>
      <text:p text:style-name="P7">[XXX] 20200327_115755</text:p>
      <text:p text:style-name="P15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 </text:p>
      <text:p text:style-name="P15"/>
      <text:p text:style-name="P16"/>
      <text:p text:style-name="P16"/>
      <text:p text:style-name="P16"><text:soft-page-break/></text:p>
      <text:p text:style-name="P16"/>
      <text:p text:style-name="P1">------------------------------------------------------------ TEMPLATE<text:change text:change-id="ct302607576"/></text:p>
      <text:p text:style-name="P7">------------------------------------------------------------</text:p>
      <text:p text:style-name="P7">[XXX] </text:p>
      <text:p text:style-name="P15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 </text:p>
      <text:p text:style-name="P15"/>
      <text:p text:style-name="P16"/>
      <text:p text:style-name="P16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19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19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</text:p>
      <text:p text:style-name="P15"/>
      <text:p text:style-name="P15"/>
      <text:p text:style-name="P4"><text:soft-page-break/></text:p>
      <text:p text:style-name="P16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19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19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5"/>
      <text:p text:style-name="P8">[/  XXX]</text:p>
      <text:p text:style-name="P15"/>
      <text:p text:style-name="P15"/>
      <text:p text:style-name="P15"/>
      <text:p text:style-name="P15"/>
      <text:p text:style-name="P13">/------------------------------------------------------------ /TEMPLATE</text:p>
      <text:p text:style-name="P15"/>
      <text:p text:style-name="P6">--------------------------------------- [STEPS : closing] 20191009_161940</text:p>
      <text:list xml:id="list226053369944415598" text:style-name="L2">
        <text:list-item>
          <text:p text:style-name="P24">time label ==&gt; paste</text:p>
        </text:list-item>
        <text:list-item>
          <text:p text:style-name="P24">“@@@” ==&gt; move to → at the bottom of the doc area</text:p>
        </text:list-item>
        <text:list-item>
          <text:p text:style-name="P24">DUP : template</text:p>
        </text:list-item>
        <text:list-item>
          <text:p text:style-name="P24">close</text:p>
          <text:list>
            <text:list-item>
              <text:p text:style-name="P24">web pages</text:p>
            </text:list-item>
            <text:list-item>
              <text:p text:style-name="P24">sheet file</text:p>
            </text:list-item>
            <text:list-item>
              <text:p text:style-name="P24">folders (if any)</text:p>
            </text:list-item>
            <text:list-item>
              <text:p text:style-name="P24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1"/>
          </table:table-cell>
          <table:table-cell table:style-name="表236.A1" office:value-type="string">
            <text:p text:style-name="P21">TH</text:p>
          </table:table-cell>
          <table:table-cell table:style-name="表236.C1" office:value-type="string">
            <text:p text:style-name="P21">“the”</text:p>
          </table:table-cell>
        </table:table-row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1">gh</text:p>
          </table:table-cell>
          <table:table-cell table:style-name="表236.C2" office:value-type="string">
            <text:p text:style-name="P21">arabic ghain</text:p>
          </table:table-cell>
        </table:table-row>
        <text:soft-page-break/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1">dz</text:p>
          </table:table-cell>
          <table:table-cell table:style-name="表236.C2" office:value-type="string">
            <text:p text:style-name="P21">arabic ẓ (ðˁ) (ظ</text:p>
          </table:table-cell>
        </table:table-row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0">a_</text:p>
          </table:table-cell>
          <table:table-cell table:style-name="表236.C2" office:value-type="string">
            <text:p text:style-name="P21">“<text:span text:style-name="T7">a</text:span>”</text:p>
          </table:table-cell>
        </table:table-row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0">*</text:p>
          </table:table-cell>
          <table:table-cell table:style-name="表236.C2" office:value-type="string">
            <text:p text:style-name="P21">kha:</text:p>
          </table:table-cell>
        </table:table-row>
        <table:table-row>
          <table:table-cell table:style-name="表236.A2" office:value-type="string">
            <text:p text:style-name="P21"/>
          </table:table-cell>
          <table:table-cell table:style-name="表236.A2" office:value-type="string">
            <text:p text:style-name="P20">** (#)</text:p>
          </table:table-cell>
          <table:table-cell table:style-name="表236.C2" office:value-type="string">
            <text:p text:style-name="P21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2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2"/>
          </table:table-cell>
        </table:table-row>
      </table:table>
      <text:p text:style-name="P11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28T14:04:22.39</dc:date>
    <dc:creator>iwabuchi ken</dc:creator>
    <meta:editing-duration>P5DT9H15M20S</meta:editing-duration>
    <meta:editing-cycles>325</meta:editing-cycles>
    <meta:generator>OpenOffice/4.1.3$Win32 OpenOffice.org_project/413m1$Build-9783</meta:generator>
    <meta:document-statistic meta:table-count="9" meta:image-count="0" meta:object-count="0" meta:page-count="10" meta:paragraph-count="200" meta:word-count="1018" meta:character-count="5317"/>
  </office:meta>
</office:document-meta>
</file>